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 (Основной текст)" svg:font-family="'Calibri (Основной текст)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9cm"/>
    </style:style>
    <style:style style:name="co2" style:family="table-column">
      <style:table-column-properties fo:break-before="auto" style:column-width="6.138cm"/>
    </style:style>
    <style:style style:name="co3" style:family="table-column">
      <style:table-column-properties fo:break-before="auto" style:column-width="0.557cm"/>
    </style:style>
    <style:style style:name="co4" style:family="table-column">
      <style:table-column-properties fo:break-before="auto" style:column-width="0.69cm"/>
    </style:style>
    <style:style style:name="co5" style:family="table-column">
      <style:table-column-properties fo:break-before="auto" style:column-width="4.366cm"/>
    </style:style>
    <style:style style:name="co6" style:family="table-column">
      <style:table-column-properties fo:break-before="auto" style:column-width="7.749cm"/>
    </style:style>
    <style:style style:name="co7" style:family="table-column">
      <style:table-column-properties fo:break-before="auto" style:column-width="9.717cm"/>
    </style:style>
    <style:style style:name="co8" style:family="table-column">
      <style:table-column-properties fo:break-before="auto" style:column-width="8.109cm"/>
    </style:style>
    <style:style style:name="co9" style:family="table-column">
      <style:table-column-properties fo:break-before="auto" style:column-width="1.871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1.085cm"/>
    </style:style>
    <style:style style:name="co12" style:family="table-column">
      <style:table-column-properties fo:break-before="auto" style:column-width="0.229cm"/>
    </style:style>
    <style:style style:name="co13" style:family="table-column">
      <style:table-column-properties fo:break-before="auto" style:column-width="0.427cm"/>
    </style:style>
    <style:style style:name="co14" style:family="table-column">
      <style:table-column-properties fo:break-before="auto" style:column-width="3.119cm"/>
    </style:style>
    <style:style style:name="co15" style:family="table-column">
      <style:table-column-properties fo:break-before="auto" style:column-width="2.626cm"/>
    </style:style>
    <style:style style:name="co16" style:family="table-column">
      <style:table-column-properties fo:break-before="auto" style:column-width="2.66cm"/>
    </style:style>
    <style:style style:name="co17" style:family="table-column">
      <style:table-column-properties fo:break-before="auto" style:column-width="0.49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917cm" fo:break-before="auto" style:use-optimal-row-height="false"/>
    </style:style>
    <style:style style:name="ro4" style:family="table-row">
      <style:table-row-properties style:row-height="0.953cm" fo:break-before="auto" style:use-optimal-row-height="false"/>
    </style:style>
    <style:style style:name="ro5" style:family="table-row">
      <style:table-row-properties style:row-height="4.48cm" fo:break-before="auto" style:use-optimal-row-height="false"/>
    </style:style>
    <style:style style:name="ro6" style:family="table-row">
      <style:table-row-properties style:row-height="7.994cm" fo:break-before="auto" style:use-optimal-row-height="false"/>
    </style:style>
    <style:style style:name="ro7" style:family="table-row">
      <style:table-row-properties style:row-height="3.801cm" fo:break-before="auto" style:use-optimal-row-height="false"/>
    </style:style>
    <style:style style:name="ro8" style:family="table-row">
      <style:table-row-properties style:row-height="3.997cm" fo:break-before="auto" style:use-optimal-row-height="false"/>
    </style:style>
    <style:style style:name="ro9" style:family="table-row">
      <style:table-row-properties style:row-height="7.345cm" fo:break-before="auto" style:use-optimal-row-height="false"/>
    </style:style>
    <style:style style:name="ro10" style:family="table-row">
      <style:table-row-properties style:row-height="3.542cm" fo:break-before="auto" style:use-optimal-row-height="false"/>
    </style:style>
    <style:style style:name="ro11" style:family="table-row">
      <style:table-row-properties style:row-height="3.249cm" fo:break-before="auto" style:use-optimal-row-height="false"/>
    </style:style>
    <style:style style:name="ro12" style:family="table-row">
      <style:table-row-properties style:row-height="3.639cm" fo:break-before="auto" style:use-optimal-row-height="false"/>
    </style:style>
    <style:style style:name="ro13" style:family="table-row">
      <style:table-row-properties style:row-height="8.449cm" fo:break-before="auto" style:use-optimal-row-height="false"/>
    </style:style>
    <style:style style:name="ro14" style:family="table-row">
      <style:table-row-properties style:row-height="2.372cm" fo:break-before="auto" style:use-optimal-row-height="false"/>
    </style:style>
    <style:style style:name="ro15" style:family="table-row">
      <style:table-row-properties style:row-height="2.208cm" fo:break-before="auto" style:use-optimal-row-height="false"/>
    </style:style>
    <style:style style:name="ro16" style:family="table-row">
      <style:table-row-properties style:row-height="2.646cm" fo:break-before="auto" style:use-optimal-row-height="false"/>
    </style:style>
    <style:style style:name="ro17" style:family="table-row">
      <style:table-row-properties style:row-height="3.916cm" fo:break-before="auto" style:use-optimal-row-height="false"/>
    </style:style>
    <style:style style:name="ro18" style:family="table-row">
      <style:table-row-properties style:row-height="3.598cm" fo:break-before="auto" style:use-optimal-row-height="false"/>
    </style:style>
    <style:style style:name="ro19" style:family="table-row">
      <style:table-row-properties style:row-height="4.374cm" fo:break-before="auto" style:use-optimal-row-height="false"/>
    </style:style>
    <style:style style:name="ro20" style:family="table-row">
      <style:table-row-properties style:row-height="2.794cm" fo:break-before="auto" style:use-optimal-row-height="false"/>
    </style:style>
    <style:style style:name="ro21" style:family="table-row">
      <style:table-row-properties style:row-height="3.119cm" fo:break-before="auto" style:use-optimal-row-height="false"/>
    </style:style>
    <style:style style:name="ro22" style:family="table-row">
      <style:table-row-properties style:row-height="2.956cm" fo:break-before="auto" style:use-optimal-row-height="false"/>
    </style:style>
    <style:style style:name="ro23" style:family="table-row">
      <style:table-row-properties style:row-height="2.566cm" fo:break-before="auto" style:use-optimal-row-height="false"/>
    </style:style>
    <style:style style:name="ro24" style:family="table-row">
      <style:table-row-properties style:row-height="2.307cm" fo:break-before="auto" style:use-optimal-row-height="false"/>
    </style:style>
    <style:style style:name="ro25" style:family="table-row">
      <style:table-row-properties style:row-height="8.938cm" fo:break-before="auto" style:use-optimal-row-height="false"/>
    </style:style>
    <style:style style:name="ro26" style:family="table-row">
      <style:table-row-properties style:row-height="6.142cm" fo:break-before="auto" style:use-optimal-row-height="false"/>
    </style:style>
    <style:style style:name="ro27" style:family="table-row">
      <style:table-row-properties style:row-height="11.993cm" fo:break-before="auto" style:use-optimal-row-height="false"/>
    </style:style>
    <style:style style:name="ro28" style:family="table-row">
      <style:table-row-properties style:row-height="6.175cm" fo:break-before="auto" style:use-optimal-row-height="false"/>
    </style:style>
    <style:style style:name="ro29" style:family="table-row">
      <style:table-row-properties style:row-height="4.842cm" fo:break-before="auto" style:use-optimal-row-height="false"/>
    </style:style>
    <style:style style:name="ro30" style:family="table-row">
      <style:table-row-properties style:row-height="4.745cm" fo:break-before="auto" style:use-optimal-row-height="false"/>
    </style:style>
    <style:style style:name="ro31" style:family="table-row">
      <style:table-row-properties style:row-height="5.914cm" fo:break-before="auto" style:use-optimal-row-height="false"/>
    </style:style>
    <style:style style:name="ro32" style:family="table-row">
      <style:table-row-properties style:row-height="6.565cm" fo:break-before="auto" style:use-optimal-row-height="true"/>
    </style:style>
    <style:style style:name="ro33" style:family="table-row">
      <style:table-row-properties style:row-height="4.484cm" fo:break-before="auto" style:use-optimal-row-height="false"/>
    </style:style>
    <style:style style:name="ro34" style:family="table-row">
      <style:table-row-properties style:row-height="3.346cm" fo:break-before="auto" style:use-optimal-row-height="false"/>
    </style:style>
    <style:style style:name="ro35" style:family="table-row">
      <style:table-row-properties style:row-height="9.458cm" fo:break-before="auto" style:use-optimal-row-height="false"/>
    </style:style>
    <style:style style:name="ro36" style:family="table-row">
      <style:table-row-properties style:row-height="0.503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Template">
      <style:table-properties table:display="true" style:writing-mode="lr-tb"/>
    </style:style>
    <number:date-style style:name="N8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Excel_20_Built-in_20_Normal"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deebf7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3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/>
    </style:style>
    <style:style style:name="ce4" style:family="table-cell" style:parent-style-name="Excel_20_Built-in_20_Normal">
      <style:table-cell-properties fo:background-color="#203864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6" style:family="table-cell" style:parent-style-name="Excel_20_Built-in_20_Normal">
      <style:table-cell-properties fo:background-color="#deebf7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7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</style:style>
    <style:style style:name="ce12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4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fo:background-color="#203864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 (Основной текст)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font-weight="bold" style:font-weight-asian="bold" style:font-weight-complex="bold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font-style="italic" style:font-style-asian="italic" style:font-style-complex="italic"/>
    </style:style>
    <style:style style:name="ce2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font-size="12pt" style:font-size-asian="12pt" style:font-size-complex="6.80000019073486pt"/>
    </style:style>
    <style:style style:name="ce2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font-size="12pt" style:font-size-asian="12pt"/>
    </style:style>
    <style:style style:name="ce2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font-name="Calibri" fo:font-size="12pt" style:font-size-asian="12pt" style:font-size-complex="12pt"/>
    </style:style>
    <style:style style:name="ce29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35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Excel_20_Built-in_20_Normal">
      <style:table-cell-properties fo:border-bottom="0.035cm solid #000000" fo:background-color="#203864" style:diagonal-bl-tr="none" style:diagonal-tl-br="none" style:text-align-source="fix" style:repeat-content="false" fo:wrap-option="wrap" fo:border-left="0.035cm solid #000000" style:direction="ltr" fo:border-right="0.035cm solid #000000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fo:border-bottom="0.035cm solid #000000" fo:background-color="#203864" style:diagonal-bl-tr="none" style:diagonal-tl-br="none" style:text-align-source="fix" style:repeat-content="false" fo:wrap-option="wrap" fo:border-left="0.035cm solid #000000" style:direction="ltr" fo:border-right="0.035cm solid #000000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865357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Excel_20_Built-in_20_Normal">
      <style:table-cell-properties fo:background-color="#deebf7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Excel_20_Built-in_20_Normal">
      <style:table-cell-properties fo:background-color="#deebf7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35cm solid #000000" style:direction="ltr" style:rotation-angle="90" style:rotation-align="bottom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Excel_20_Built-in_20_Normal">
      <style:table-cell-properties fo:border-bottom="0.035cm solid #000000" fo:background-color="#203864" style:diagonal-bl-tr="none" style:diagonal-tl-br="none" style:text-align-source="fix" style:repeat-content="false" fo:wrap-option="wrap" fo:border-left="0.035cm solid #000000" style:direction="ltr" fo:border-right="0.035cm solid #000000" style:rotation-angle="90" style:rotation-align="bottom" style:shrink-to-fit="false" fo:border-top="none" style:vertical-align="top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90" style:rotation-align="bottom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Excel_20_Built-in_20_Normal">
      <style:table-cell-properties fo:background-color="#203864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7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35cm solid #000000" style:direction="ltr" style:rotation-angle="90" style:rotation-align="bottom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90" style:rotation-align="bottom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50" style:family="table-cell" style:parent-style-name="Excel_20_Built-in_20_Normal">
      <style:table-cell-properties fo:border-bottom="none" fo:background-color="#203864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</style:style>
    <style:style style:name="ce51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Excel_20_Built-in_20_Normal" style:data-style-name="N8036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Excel_20_Built-in_20_Normal">
      <style:table-cell-properties fo:background-color="#bdd7e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b05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Excel_20_Built-in_20_Normal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/>
    </style:style>
    <style:style style:name="ce60" style:family="table-cell" style:parent-style-name="Excel_20_Built-in_20_Normal">
      <style:table-cell-properties fo:background-color="#3333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61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6411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Excel_20_Built-in_20_Normal">
      <style:table-cell-properties fo:background-color="#333399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63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64" style:family="table-cell" style:parent-style-name="Excel_20_Built-in_20_Normal">
      <style:table-cell-properties fo:background-color="transparent"/>
      <style:text-properties fo:color="#000000"/>
    </style:style>
    <style:style style:name="ce65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0.035cm solid #000000"/>
      <style:text-properties fo:color="#006411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Excel_20_Built-in_20_Normal">
      <style:table-cell-properties style:diagonal-bl-tr="none" style:diagonal-tl-br="none" fo:background-color="transparent" fo:border="0.035cm solid #000000" style:rotation-align="none"/>
      <style:text-properties fo:color="#006411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6411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Excel_20_Built-in_20_Normal">
      <style:table-cell-properties style:diagonal-bl-tr="none" style:diagonal-tl-br="none" fo:border="0.035cm solid #000000" style:rotation-align="none"/>
      <style:text-properties fo:color="#dd080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Calibri" fo:font-size="12pt" fo:font-style="normal" style:font-size-asian="12pt" style:font-style-asian="normal" style:font-size-complex="12pt" style:font-style-complex="normal"/>
    </style:style>
    <style:style style:name="T4" style:family="text">
      <style:text-properties fo:font-size="12pt" fo:language="ru" fo:country="RU" fo:font-style="normal" style:font-size-asian="12pt" style:font-style-asian="normal" style:font-size-complex="6.80000019073486pt" style:font-style-complex="normal"/>
    </style:style>
    <style:style style:name="T5" style:family="text">
      <style:text-properties fo:font-size="12pt" fo:language="ru" fo:country="RU" style:font-size-asian="12pt" style:font-size-complex="6.80000019073486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Result)" table:allow-empty-cell="false" table:display-list="unsorted" table:base-cell-address="Sheet1.B2">
          <table:help-message table:display="true"/>
          <table:error-message table:message-type="stop" table:display="true"/>
        </table:content-validation>
        <table:content-validation table:name="val2" table:condition="of:cell-content-is-in-list([.$B$2:.$B$4])" table:allow-empty-cell="true" table:display-list="unsorted" table:base-cell-address="Sheet1.C4">
          <table:help-message table:display="true"/>
          <table:error-message table:message-type="stop" table:display="true"/>
        </table:content-validation>
        <table:content-validation table:name="val3" table:condition="of:cell-content-is-in-list(#ref!)" table:allow-empty-cell="true" table:display-list="unsorted" table:base-cell-address="Sheet1.G3">
          <table:help-message table:display="true"/>
          <table:error-message table:message-type="stop" table:display="true"/>
        </table:content-validation>
        <table:content-validation table:name="val4" table:condition="of:cell-content-is-in-list(Result)" table:allow-empty-cell="false" table:display-list="unsorted" table:base-cell-address="Template.L12">
          <table:help-message table:display="true"/>
          <table:error-message table:message-type="stop" table:display="true"/>
        </table:content-validation>
        <table:content-validation table:name="val5" table:condition="of:cell-content-is-in-list(Result)" table:allow-empty-cell="false" table:display-list="unsorted" table:base-cell-address="Template.AT11">
          <table:error-message table:message-type="stop" table:display="true"/>
        </table:content-validation>
      </table:content-validations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Excel_20_Built-in_20_Normal"/>
        <table:table-column table:style-name="co2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1" table:content-validation-name="val1" office:value-type="string">
            <text:p>passed</text:p>
          </table:table-cell>
          <table:table-cell table:number-columns-repeated="3"/>
          <table:table-cell table:content-validation-name="val2"/>
          <table:table-cell table:number-columns-repeated="1018"/>
        </table:table-row>
        <table:table-row table:style-name="ro1">
          <table:table-cell/>
          <table:table-cell table:style-name="ce1" table:content-validation-name="val1" office:value-type="string">
            <text:p>failed</text:p>
          </table:table-cell>
          <table:table-cell table:number-columns-repeated="4"/>
          <table:table-cell table:content-validation-name="val3"/>
          <table:table-cell table:number-columns-repeated="3"/>
          <table:table-cell table:content-validation-name="val1"/>
          <table:table-cell table:number-columns-repeated="1013"/>
        </table:table-row>
        <table:table-row table:style-name="ro1">
          <table:table-cell/>
          <table:table-cell table:style-name="ce1" table:content-validation-name="val1"/>
          <table:table-cell table:content-validation-name="val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content-validation-name="val1"/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Template" table:style-name="ta2" table:print="false">
        <office:forms form:automatic-focus="false" form:apply-design-mode="false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visibility="collapse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3" table:default-cell-style-name="Excel_20_Built-in_20_Normal"/>
        <table:table-column table:style-name="co15" table:default-cell-style-name="Excel_20_Built-in_20_Normal"/>
        <table:table-column table:style-name="co13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5" table:default-cell-style-name="Excel_20_Built-in_20_Normal"/>
        <table:table-column table:style-name="co17" table:default-cell-style-name="Excel_20_Built-in_20_Normal"/>
        <table:table-column table:style-name="co1" table:number-columns-repeated="1003" table:default-cell-style-name="Excel_20_Built-in_20_Normal"/>
        <table:table-row table:style-name="ro2">
          <table:table-cell table:style-name="ce2"/>
          <table:table-cell table:style-name="ce6" table:number-columns-repeated="8"/>
          <table:table-cell table:style-name="ce41" office:value-type="string">
            <text:p>Общее Failed</text:p>
          </table:table-cell>
          <table:table-cell table:style-name="ce46"/>
          <table:table-cell table:style-name="ce51" table:formula="of:=COUNTIF([.L$18:.L$52];&quot;failed&quot;)" office:value-type="float" office:value="0">
            <text:p>0</text:p>
          </table:table-cell>
          <table:table-cell table:style-name="ce46"/>
          <table:table-cell table:style-name="ce51" table:formula="of:=COUNTIF([.N$18:.N$64];&quot;failed&quot;)" office:value-type="float" office:value="0">
            <text:p>0</text:p>
          </table:table-cell>
          <table:table-cell table:style-name="ce46"/>
          <table:table-cell table:style-name="ce51" table:formula="of:=COUNTIF([.P$18:.P$64];&quot;failed&quot;)" office:value-type="float" office:value="0">
            <text:p>0</text:p>
          </table:table-cell>
          <table:table-cell table:style-name="ce46"/>
          <table:table-cell table:style-name="ce51" table:formula="of:=COUNTIF([.R$18:.R$64];&quot;failed&quot;)" office:value-type="float" office:value="0">
            <text:p>0</text:p>
          </table:table-cell>
          <table:table-cell table:style-name="ce46"/>
          <table:table-cell table:style-name="ce51" table:formula="of:=COUNTIF([.T$18:.T$64];&quot;failed&quot;)" office:value-type="float" office:value="0">
            <text:p>0</text:p>
          </table:table-cell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6" table:number-columns-repeated="8"/>
          <table:table-cell table:style-name="ce41" office:value-type="string">
            <text:p>Общее Passed</text:p>
          </table:table-cell>
          <table:table-cell table:style-name="ce46"/>
          <table:table-cell table:style-name="ce52" table:formula="of:=COUNTIF([.L$18:.L$52];&quot;passed&quot;)" office:value-type="float" office:value="0">
            <text:p>0</text:p>
          </table:table-cell>
          <table:table-cell table:style-name="ce46"/>
          <table:table-cell table:style-name="ce52" table:formula="of:=COUNTIF([.N$18:.N$52];&quot;passed&quot;)" office:value-type="float" office:value="0">
            <text:p>0</text:p>
          </table:table-cell>
          <table:table-cell table:style-name="ce46"/>
          <table:table-cell table:style-name="ce52" table:formula="of:=COUNTIF([.P$18:.P$52];&quot;passed&quot;)" office:value-type="float" office:value="0">
            <text:p>0</text:p>
          </table:table-cell>
          <table:table-cell table:style-name="ce46"/>
          <table:table-cell table:style-name="ce52" table:formula="of:=COUNTIF([.R$18:.R$52];&quot;passed&quot;)" office:value-type="float" office:value="0">
            <text:p>0</text:p>
          </table:table-cell>
          <table:table-cell table:style-name="ce46"/>
          <table:table-cell table:style-name="ce52" table:formula="of:=COUNTIF([.T$18:.T$52];&quot;passed&quot;)" office:value-type="float" office:value="0">
            <text:p>0</text:p>
          </table:table-cell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1">
          <table:table-cell table:style-name="ce2"/>
          <table:table-cell table:style-name="ce6" table:number-columns-repeated="8"/>
          <table:table-cell table:style-name="ce42" office:value-type="string">
            <text:p>Дата</text:p>
          </table:table-cell>
          <table:table-cell table:style-name="ce46"/>
          <table:table-cell table:style-name="ce53"/>
          <table:table-cell table:style-name="ce46"/>
          <table:table-cell table:style-name="ce53"/>
          <table:table-cell table:style-name="ce46"/>
          <table:table-cell table:style-name="ce53"/>
          <table:table-cell table:style-name="ce46"/>
          <table:table-cell table:style-name="ce53"/>
          <table:table-cell table:style-name="ce46"/>
          <table:table-cell table:style-name="ce53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1">
          <table:table-cell table:style-name="ce2"/>
          <table:table-cell table:style-name="ce6" table:number-columns-repeated="8"/>
          <table:table-cell table:style-name="ce42" office:value-type="string">
            <text:p>Билд</text:p>
          </table:table-cell>
          <table:table-cell table:style-name="ce46"/>
          <table:table-cell table:style-name="ce54"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3">
          <table:table-cell table:style-name="ce2"/>
          <table:table-cell table:style-name="ce6" table:number-columns-repeated="8"/>
          <table:table-cell table:style-name="ce42" office:value-type="string">
            <text:p>Браузер</text:p>
          </table:table-cell>
          <table:table-cell table:style-name="ce46"/>
          <table:table-cell table:style-name="ce54" office:value-type="string">
            <text:p>Firefox</text:p>
          </table:table-cell>
          <table:table-cell table:style-name="ce46"/>
          <table:table-cell table:style-name="ce54" office:value-type="string">
            <text:p>Firefox</text:p>
          </table:table-cell>
          <table:table-cell table:style-name="ce46"/>
          <table:table-cell table:style-name="ce54" office:value-type="string">
            <text:p>Firefox</text:p>
          </table:table-cell>
          <table:table-cell table:style-name="ce46"/>
          <table:table-cell table:style-name="ce54" office:value-type="string">
            <text:p>IE 11</text:p>
          </table:table-cell>
          <table:table-cell table:style-name="ce46"/>
          <table:table-cell table:style-name="ce54" office:value-type="string">
            <text:p>Firefox</text:p>
          </table:table-cell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4">
          <table:table-cell table:style-name="ce2"/>
          <table:table-cell table:style-name="ce7" office:value-type="string" table:number-columns-spanned="1" table:number-rows-spanned="2">
            <text:p>№</text:p>
          </table:table-cell>
          <table:table-cell table:style-name="ce14" office:value-type="string" table:number-columns-spanned="1" table:number-rows-spanned="2">
            <text:p>Функциональная группа</text:p>
          </table:table-cell>
          <table:table-cell table:style-name="ce14" office:value-type="string" table:number-columns-spanned="1" table:number-rows-spanned="2">
            <text:p>Название теста</text:p>
          </table:table-cell>
          <table:table-cell table:style-name="ce7" office:value-type="string" table:number-columns-spanned="2" table:number-rows-spanned="1">
            <text:p>Подход</text:p>
          </table:table-cell>
          <table:covered-table-cell table:style-name="ce7"/>
          <table:table-cell table:style-name="ce14" office:value-type="string" table:number-columns-spanned="1" table:number-rows-spanned="2">
            <text:p>задача</text:p>
          </table:table-cell>
          <table:table-cell table:style-name="ce32" office:value-type="string" table:number-columns-spanned="1" table:number-rows-spanned="2">
            <text:p>Приоритет </text:p>
          </table:table-cell>
          <table:table-cell table:style-name="ce32" office:value-type="string" table:number-columns-spanned="1" table:number-rows-spanned="2">
            <text:p>Автоматизирвоано</text:p>
          </table:table-cell>
          <table:table-cell table:style-name="ce43" table:number-columns-spanned="1" table:number-rows-spanned="2"/>
          <table:table-cell table:style-name="ce47"/>
          <table:table-cell table:style-name="ce55" office:value-type="string" table:number-columns-spanned="1" table:number-rows-spanned="2">
            <text:p>Результат</text:p>
            <text:p/>
          </table:table-cell>
          <table:table-cell table:style-name="ce46"/>
          <table:table-cell table:style-name="ce55" office:value-type="string" table:number-columns-spanned="1" table:number-rows-spanned="2">
            <text:p>Результат</text:p>
            <text:p/>
          </table:table-cell>
          <table:table-cell table:style-name="ce46"/>
          <table:table-cell table:style-name="ce55" table:number-columns-spanned="1" table:number-rows-spanned="2"/>
          <table:table-cell table:style-name="ce46"/>
          <table:table-cell table:style-name="ce55" table:number-columns-spanned="1" table:number-rows-spanned="2"/>
          <table:table-cell table:style-name="ce46"/>
          <table:table-cell table:style-name="ce55" table:number-columns-spanned="1" table:number-rows-spanned="2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5">
          <table:table-cell table:style-name="ce2"/>
          <table:covered-table-cell table:style-name="ce7"/>
          <table:covered-table-cell table:style-name="ce15"/>
          <table:covered-table-cell table:style-name="ce14"/>
          <table:table-cell table:style-name="ce14" office:value-type="string">
            <text:p>Шаги</text:p>
          </table:table-cell>
          <table:table-cell table:style-name="ce14" office:value-type="string">
            <text:p>Ожидаемый результат</text:p>
          </table:table-cell>
          <table:covered-table-cell table:style-name="ce15"/>
          <table:covered-table-cell table:style-name="ce33"/>
          <table:covered-table-cell table:style-name="ce36"/>
          <table:covered-table-cell table:style-name="ce44"/>
          <table:table-cell table:style-name="ce47"/>
          <table:covered-table-cell table:style-name="ce55"/>
          <table:table-cell table:style-name="ce46"/>
          <table:covered-table-cell table:style-name="ce55"/>
          <table:table-cell table:style-name="ce46"/>
          <table:covered-table-cell table:style-name="ce55"/>
          <table:table-cell table:style-name="ce46"/>
          <table:covered-table-cell table:style-name="ce55"/>
          <table:table-cell table:style-name="ce46"/>
          <table:covered-table-cell table:style-name="ce55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6">
          <table:table-cell table:style-name="ce3"/>
          <table:table-cell table:style-name="ce8"/>
          <table:table-cell table:style-name="ce16" office:value-type="string">
            <text:p>Регистрация</text:p>
          </table:table-cell>
          <table:table-cell table:style-name="ce20" office:value-type="string">
            <text:p>позитивная регистрация</text:p>
          </table:table-cell>
          <table:table-cell table:style-name="ce22" office:value-type="string">
            <text:p>Перейти на сайт «<text:a xlink:href="http://www.vk.com/">www.vk.com</text:a>»;</text:p>
            <text:p>В поле "ваше имя" ввести «Мария»;</text:p>
            <text:p>В поле ваша фамилия ввести «Шарапова»;</text:p>
            <text:p>В поле день выбрать «5»;</text:p>
            <text:p>В поле месяц выбрать «апреля»;</text:p>
            <text:p>В поле год выбрать «1980»</text:p>
            <text:p>Нажать кнопку "продолжить регистрацию";</text:p>
            <text:p>На станице «подтверждение регистрации» <text:s/>в поле страна ввести «Россия»;</text:p>
            <text:p>В поле телефон: ввести: «9967682574»;</text:p>
            <text:p>Ознакомиться и принять правила и политику конфиденциальности;</text:p>
            <text:p>Нажать кнопку «получить код;</text:p>
            <text:p>В поле «код подтверждения» ввести: 23970;</text:p>
            <text:p>Нажать на кнопку отправить код;</text:p>
            <text:p>В поле пароль ввести 2306mary;</text:p>
            <text:p>Нажать кнопку войти на сайт;</text:p>
            <text:p/>
            <text:p/>
          </table:table-cell>
          <table:table-cell table:style-name="ce20" office:value-type="string">
            <text:p>Отображается окно об успешной регистрации</text:p>
          </table:table-cell>
          <table:table-cell table:style-name="ce29"/>
          <table:table-cell table:style-name="ce34"/>
          <table:table-cell table:style-name="ce37"/>
          <table:table-cell table:style-name="ce45"/>
          <table:table-cell table:style-name="ce48"/>
          <table:table-cell table:style-name="ce56"/>
          <table:table-cell table:style-name="ce59"/>
          <table:table-cell table:style-name="ce56"/>
          <table:table-cell table:style-name="ce59"/>
          <table:table-cell table:style-name="ce56"/>
          <table:table-cell table:style-name="ce59"/>
          <table:table-cell table:style-name="ce56"/>
          <table:table-cell table:style-name="ce59"/>
          <table:table-cell table:style-name="ce56"/>
          <table:table-cell table:style-name="ce59" table:number-columns-repeated="6"/>
          <table:table-cell table:style-name="ce64" table:number-columns-repeated="998"/>
        </table:table-row>
        <table:table-row table:style-name="ro7">
          <table:table-cell table:style-name="ce3"/>
          <table:table-cell table:style-name="ce8"/>
          <table:table-cell table:style-name="ce16"/>
          <table:table-cell table:style-name="ce20" office:value-type="string">
            <text:p>регистрация с пустыми полями</text:p>
          </table:table-cell>
          <table:table-cell table:style-name="ce20" office:value-type="string">
            <text:p>перейти на сайт «www.vk.com»; </text:p>
            <text:p>Поля</text:p>
            <text:p>«ваше имя»</text:p>
            <text:p>«ваша фамилия»</text:p>
            <text:p>«дата рождения» оставить пустыми;</text:p>
            <text:p>Нажать на кнопку «продолжить регистрацию»</text:p>
          </table:table-cell>
          <table:table-cell table:style-name="ce20" office:value-type="string">
            <text:p>Всплывает окно красного цвета с предложением ввести ваше имя и фамилию</text:p>
          </table:table-cell>
          <table:table-cell table:style-name="ce29"/>
          <table:table-cell table:style-name="ce34"/>
          <table:table-cell table:style-name="ce37"/>
          <table:table-cell table:style-name="ce45"/>
          <table:table-cell table:style-name="ce48"/>
          <table:table-cell table:style-name="ce56"/>
          <table:table-cell table:style-name="ce59"/>
          <table:table-cell table:style-name="ce56"/>
          <table:table-cell table:style-name="ce59"/>
          <table:table-cell table:style-name="ce56"/>
          <table:table-cell table:style-name="ce59"/>
          <table:table-cell table:style-name="ce56"/>
          <table:table-cell table:style-name="ce59"/>
          <table:table-cell table:style-name="ce56"/>
          <table:table-cell table:style-name="ce59" table:number-columns-repeated="6"/>
          <table:table-cell table:style-name="ce64" table:number-columns-repeated="998"/>
        </table:table-row>
        <table:table-row table:style-name="ro8">
          <table:table-cell table:style-name="ce3"/>
          <table:table-cell table:style-name="ce8"/>
          <table:table-cell table:style-name="ce16"/>
          <table:table-cell table:style-name="ce20" office:value-type="string">
            <text:p>регистрация с символами</text:p>
          </table:table-cell>
          <table:table-cell table:style-name="ce20" office:value-type="string">
            <text:p>Перейти на сайт «<text:a xlink:href="http://www.vk.com/">www.vk.com</text:a>»;</text:p>
            <text:p>В поле "ваше имя" ввести «*№%»;</text:p>
            <text:p>В поле ваша фамилия ввести «?:;»;</text:p>
            <text:p>В поле день выбрать «5»;</text:p>
            <text:p>В поле месяц выбрать «апреля»;</text:p>
            <text:p>В поле год выбрать «1980»</text:p>
            <text:p>Нажать кнопку "продолжить регистрацию";</text:p>
            <text:p/>
          </table:table-cell>
          <table:table-cell table:style-name="ce20" office:value-type="string">
            <text:p>Всплывает окно красного цвета с предложением ввести ваше имя и фамилию</text:p>
          </table:table-cell>
          <table:table-cell table:style-name="ce29"/>
          <table:table-cell table:style-name="ce34"/>
          <table:table-cell table:style-name="ce37"/>
          <table:table-cell table:style-name="ce45"/>
          <table:table-cell table:style-name="ce48"/>
          <table:table-cell table:style-name="ce56"/>
          <table:table-cell table:style-name="ce59"/>
          <table:table-cell table:style-name="ce56"/>
          <table:table-cell table:style-name="ce59"/>
          <table:table-cell table:style-name="ce56"/>
          <table:table-cell table:style-name="ce59"/>
          <table:table-cell table:style-name="ce56"/>
          <table:table-cell table:style-name="ce59"/>
          <table:table-cell table:style-name="ce56"/>
          <table:table-cell table:style-name="ce59" table:number-columns-repeated="6"/>
          <table:table-cell table:style-name="ce64" table:number-columns-repeated="998"/>
        </table:table-row>
        <table:table-row table:style-name="ro9">
          <table:table-cell table:style-name="ce3"/>
          <table:table-cell table:style-name="ce8"/>
          <table:table-cell table:style-name="ce16"/>
          <table:table-cell table:style-name="ce20" office:value-type="string">
            <text:p>регистрация латинскими буквами</text:p>
          </table:table-cell>
          <table:table-cell table:style-name="ce20" office:value-type="string">
            <text:p>Перейти на сайт «<text:a xlink:href="http://www.vk.com/">www.vk.com</text:a>»;</text:p>
            <text:p>В поле "ваше имя" ввести «Mary»;</text:p>
            <text:p>В поле ваша фамилия ввести «Smit»;</text:p>
            <text:p>В поле день выбрать «23»;</text:p>
            <text:p>В поле месяц выбрать «мая»;</text:p>
            <text:p>В поле год выбрать «1980»</text:p>
            <text:p>Нажать кнопку "продолжить регистрацию";</text:p>
            <text:p>На станице «подтверждение регистрации» <text:s/>в поле страна ввести «Россия»;</text:p>
            <text:p>В поле телефон: ввести: «9967682574»;</text:p>
            <text:p>Ознакомиться и принять правила и политику конфиденциальности;</text:p>
            <text:p>Нажать кнопку «получить код;</text:p>
            <text:p>В поле «код подтверждения» ввести: 23970;</text:p>
            <text:p>Нажать на кнопку отправить код;</text:p>
            <text:p>В поле пароль ввести 2306mary;</text:p>
            <text:p>Нажать кнопку войти на сайт;</text:p>
            <text:p/>
            <text:p/>
          </table:table-cell>
          <table:table-cell table:style-name="ce20" office:value-type="string">
            <text:p>Отображается окно об успешной регистрации</text:p>
          </table:table-cell>
          <table:table-cell table:style-name="ce29"/>
          <table:table-cell table:style-name="ce34"/>
          <table:table-cell table:style-name="ce37"/>
          <table:table-cell table:style-name="ce45"/>
          <table:table-cell table:style-name="ce48"/>
          <table:table-cell table:style-name="ce56"/>
          <table:table-cell table:style-name="ce59"/>
          <table:table-cell table:style-name="ce56"/>
          <table:table-cell table:style-name="ce59"/>
          <table:table-cell table:style-name="ce56"/>
          <table:table-cell table:style-name="ce59"/>
          <table:table-cell table:style-name="ce56"/>
          <table:table-cell table:style-name="ce59"/>
          <table:table-cell table:style-name="ce56"/>
          <table:table-cell table:style-name="ce59" table:number-columns-repeated="6"/>
          <table:table-cell table:style-name="ce64" table:number-columns-repeated="998"/>
        </table:table-row>
        <table:table-row table:style-name="ro10">
          <table:table-cell table:style-name="ce3"/>
          <table:table-cell table:style-name="ce8"/>
          <table:table-cell table:style-name="ce16"/>
          <table:table-cell table:style-name="ce20" office:value-type="string">
            <text:p>регистрация с цифрами</text:p>
          </table:table-cell>
          <table:table-cell table:style-name="ce20" office:value-type="string">
            <text:p>Перейти на сайт «<text:a xlink:href="http://www.vk.com/">www.vk.com</text:a>»;</text:p>
            <text:p>В поле "ваше имя" ввести «123456»;</text:p>
            <text:p>В поле ваша фамилия ввести «654321»;</text:p>
            <text:p>В поле день выбрать «23»;</text:p>
            <text:p>В поле месяц выбрать «мая»;</text:p>
            <text:p>В поле год выбрать «1980»</text:p>
            <text:p>Нажать кнопку "продолжить регистрацию";</text:p>
            <text:p/>
          </table:table-cell>
          <table:table-cell table:style-name="ce20" office:value-type="string">
            <text:p>Всплывает окно красного цвета с предложением ввести ваше имя и фамилию</text:p>
          </table:table-cell>
          <table:table-cell table:style-name="ce29"/>
          <table:table-cell table:style-name="ce34"/>
          <table:table-cell table:style-name="ce37"/>
          <table:table-cell table:style-name="ce45"/>
          <table:table-cell table:style-name="ce48"/>
          <table:table-cell table:style-name="ce56"/>
          <table:table-cell table:style-name="ce59"/>
          <table:table-cell table:style-name="ce56"/>
          <table:table-cell table:style-name="ce59"/>
          <table:table-cell table:style-name="ce56"/>
          <table:table-cell table:style-name="ce59"/>
          <table:table-cell table:style-name="ce56"/>
          <table:table-cell table:style-name="ce59"/>
          <table:table-cell table:style-name="ce56"/>
          <table:table-cell table:style-name="ce59" table:number-columns-repeated="6"/>
          <table:table-cell table:style-name="ce64" table:number-columns-repeated="998"/>
        </table:table-row>
        <table:table-row table:style-name="ro11">
          <table:table-cell table:style-name="ce3"/>
          <table:table-cell table:style-name="ce8"/>
          <table:table-cell table:style-name="ce16"/>
          <table:table-cell table:style-name="ce20" office:value-type="string">
            <text:p>регистрация с одной буквой</text:p>
          </table:table-cell>
          <table:table-cell table:style-name="ce20" office:value-type="string">
            <text:p>Перейти на сайт «<text:a xlink:href="http://www.vk.com/">www.vk.com</text:a>»;</text:p>
            <text:p>В поле "ваше имя" ввести : «А»;</text:p>
            <text:p>В поле ваша фамилия ввести «Б»;</text:p>
            <text:p>В поле день выбрать «23»;</text:p>
            <text:p>В поле месяц выбрать «мая»;</text:p>
            <text:p>В поле год выбрать «1980»;</text:p>
            <text:p>Нажать кнопку "продолжить регистрацию";</text:p>
            <text:p/>
          </table:table-cell>
          <table:table-cell table:style-name="ce20" office:value-type="string">
            <text:p>Всплывает окно красного цвета с предложением ввести ваше имя и фамилию</text:p>
          </table:table-cell>
          <table:table-cell table:style-name="ce29"/>
          <table:table-cell table:style-name="ce34"/>
          <table:table-cell table:style-name="ce37"/>
          <table:table-cell table:style-name="ce45"/>
          <table:table-cell table:style-name="ce48"/>
          <table:table-cell table:style-name="ce56"/>
          <table:table-cell table:style-name="ce59"/>
          <table:table-cell table:style-name="ce56"/>
          <table:table-cell table:style-name="ce59"/>
          <table:table-cell table:style-name="ce56"/>
          <table:table-cell table:style-name="ce59"/>
          <table:table-cell table:style-name="ce56"/>
          <table:table-cell table:style-name="ce59"/>
          <table:table-cell table:style-name="ce56"/>
          <table:table-cell table:style-name="ce59" table:number-columns-repeated="6"/>
          <table:table-cell table:style-name="ce64" table:number-columns-repeated="998"/>
        </table:table-row>
        <table:table-row table:style-name="ro12">
          <table:table-cell table:style-name="ce3"/>
          <table:table-cell table:style-name="ce8"/>
          <table:table-cell table:style-name="ce16"/>
          <table:table-cell table:style-name="ce20" office:value-type="string">
            <text:p>регистрация с одной буквой в имени</text:p>
          </table:table-cell>
          <table:table-cell table:style-name="ce20" office:value-type="string">
            <text:p>Перейти на сайт «<text:a xlink:href="http://www.vk.com/">www.vk.com</text:a>»;</text:p>
            <text:p>В поле "ваше имя" ввести : «А»;</text:p>
            <text:p>В поле ваша фамилия ввести «Би»;</text:p>
            <text:p>В поле день выбрать «23»;</text:p>
            <text:p>В поле месяц выбрать «июня»;</text:p>
            <text:p>В поле год выбрать «1982»;</text:p>
            <text:p>Нажать кнопку "продолжить регистрацию";</text:p>
            <text:p/>
          </table:table-cell>
          <table:table-cell table:style-name="ce20" office:value-type="string">
            <text:p>Всплывает окно красного цвета с предложением ввести ваше имя и фамилию</text:p>
          </table:table-cell>
          <table:table-cell table:style-name="ce29"/>
          <table:table-cell table:style-name="ce34"/>
          <table:table-cell table:style-name="ce37"/>
          <table:table-cell table:style-name="ce45"/>
          <table:table-cell table:style-name="ce48"/>
          <table:table-cell table:style-name="ce56"/>
          <table:table-cell table:style-name="ce59"/>
          <table:table-cell table:style-name="ce56"/>
          <table:table-cell table:style-name="ce59"/>
          <table:table-cell table:style-name="ce56"/>
          <table:table-cell table:style-name="ce59"/>
          <table:table-cell table:style-name="ce56"/>
          <table:table-cell table:style-name="ce59"/>
          <table:table-cell table:style-name="ce56"/>
          <table:table-cell table:style-name="ce59" table:number-columns-repeated="6"/>
          <table:table-cell table:style-name="ce64" table:number-columns-repeated="998"/>
        </table:table-row>
        <table:table-row table:style-name="ro11">
          <table:table-cell table:style-name="ce3"/>
          <table:table-cell table:style-name="ce8"/>
          <table:table-cell table:style-name="ce16"/>
          <table:table-cell table:style-name="ce20" office:value-type="string">
            <text:p>регистрация с одной буквой в фамилии</text:p>
          </table:table-cell>
          <table:table-cell table:style-name="ce20" office:value-type="string">
            <text:p>Перейти на сайт «<text:a xlink:href="http://www.vk.com/">www.vk.com</text:a>»;</text:p>
            <text:p>В поле "ваше имя" ввести : «Ал»;</text:p>
            <text:p>В поле ваша фамилия ввести «Б»;</text:p>
            <text:p>В поле день выбрать «23»;</text:p>
            <text:p>В поле месяц выбрать «июня»;</text:p>
            <text:p>В поле год выбрать «1982»;</text:p>
            <text:p>Нажать кнопку "продолжить регистрацию";</text:p>
          </table:table-cell>
          <table:table-cell table:style-name="ce20" office:value-type="string">
            <text:p>Всплывает окно красного цвета с предложением ввести ваше имя и фамилию </text:p>
          </table:table-cell>
          <table:table-cell table:style-name="ce29"/>
          <table:table-cell table:style-name="ce34"/>
          <table:table-cell table:style-name="ce37"/>
          <table:table-cell table:style-name="ce45"/>
          <table:table-cell table:style-name="ce48"/>
          <table:table-cell table:style-name="ce56"/>
          <table:table-cell table:style-name="ce59"/>
          <table:table-cell table:style-name="ce56"/>
          <table:table-cell table:style-name="ce59"/>
          <table:table-cell table:style-name="ce56"/>
          <table:table-cell table:style-name="ce59"/>
          <table:table-cell table:style-name="ce56"/>
          <table:table-cell table:style-name="ce59"/>
          <table:table-cell table:style-name="ce56"/>
          <table:table-cell table:style-name="ce59" table:number-columns-repeated="6"/>
          <table:table-cell table:style-name="ce64" table:number-columns-repeated="998"/>
        </table:table-row>
        <table:table-row table:style-name="ro13">
          <table:table-cell table:style-name="ce3"/>
          <table:table-cell table:style-name="ce8"/>
          <table:table-cell table:style-name="ce16"/>
          <table:table-cell table:style-name="ce20" office:value-type="string">
            <text:p>регистрация с двумя буквами </text:p>
          </table:table-cell>
          <table:table-cell table:style-name="ce20" office:value-type="string">
            <text:p>Перейти на сайт «<text:a xlink:href="http://www.vk.com/">www.vk.com</text:a>»;</text:p>
            <text:p>В поле "ваше имя" ввести : «Ал»;</text:p>
            <text:p>В поле ваша фамилия ввести «Ба»;</text:p>
            <text:p>В поле день выбрать «23»;</text:p>
            <text:p>В поле месяц выбрать «мая»;</text:p>
            <text:p>В поле год выбрать «1980»;</text:p>
            <text:p>Выберете пол;</text:p>
            <text:p>Нажать кнопку "продолжить регистрацию";</text:p>
            <text:p>На станице «подтверждение регистрации» <text:s/>в поле страна ввести «Россия»;</text:p>
            <text:p>В поле телефон: ввести: «9967682574»;</text:p>
            <text:p>Ознакомиться и принять правила и политику конфиденциальности;</text:p>
            <text:p>Нажать кнопку «получить код;</text:p>
            <text:p>В поле «код подтверждения» ввести: 23970;</text:p>
            <text:p>Нажать на кнопку отправить код;</text:p>
            <text:p>В поле пароль ввести 2306mary;</text:p>
            <text:p>Нажать кнопку войти на сайт;</text:p>
            <text:p/>
            <text:p/>
          </table:table-cell>
          <table:table-cell table:style-name="ce20" office:value-type="string">
            <text:p>Отображается окно об успешной регистрации</text:p>
          </table:table-cell>
          <table:table-cell table:style-name="ce29"/>
          <table:table-cell table:style-name="ce34"/>
          <table:table-cell table:style-name="ce37"/>
          <table:table-cell table:style-name="ce45"/>
          <table:table-cell table:style-name="ce48"/>
          <table:table-cell table:style-name="ce56"/>
          <table:table-cell table:style-name="ce59"/>
          <table:table-cell table:style-name="ce56"/>
          <table:table-cell table:style-name="ce59"/>
          <table:table-cell table:style-name="ce56"/>
          <table:table-cell table:style-name="ce59"/>
          <table:table-cell table:style-name="ce56"/>
          <table:table-cell table:style-name="ce59"/>
          <table:table-cell table:style-name="ce56"/>
          <table:table-cell table:style-name="ce59" table:number-columns-repeated="6"/>
          <table:table-cell table:style-name="ce64" table:number-columns-repeated="998"/>
        </table:table-row>
        <table:table-row table:style-name="ro14">
          <table:table-cell table:style-name="ce3"/>
          <table:table-cell table:style-name="ce8"/>
          <table:table-cell table:style-name="ce16"/>
          <table:table-cell table:style-name="ce20" office:value-type="string">
            <text:p>регистрация с пустой датой рождения</text:p>
          </table:table-cell>
          <table:table-cell table:style-name="ce20" office:value-type="string">
            <text:p>Перейти на сайт «<text:a xlink:href="http://www.vk.com/">www.vk.com</text:a>»;</text:p>
            <text:p>В поле "ваше имя" ввести : «Али»;</text:p>
            <text:p>В поле ваша фамилия ввести «Баба»;</text:p>
            <text:p>Поля даты рождения оставить пустыми</text:p>
            <text:p>Нажать кнопку "продолжить регистрацию";</text:p>
          </table:table-cell>
          <table:table-cell table:style-name="ce20" office:value-type="string">
            <text:p>всплывает окно красного цвета с предложением <text:s/>указать дату рождения</text:p>
          </table:table-cell>
          <table:table-cell table:style-name="ce29"/>
          <table:table-cell table:style-name="ce34"/>
          <table:table-cell table:style-name="ce37"/>
          <table:table-cell table:style-name="ce45"/>
          <table:table-cell table:style-name="ce48"/>
          <table:table-cell table:style-name="ce56"/>
          <table:table-cell table:style-name="ce59"/>
          <table:table-cell table:style-name="ce56"/>
          <table:table-cell table:style-name="ce59"/>
          <table:table-cell table:style-name="ce56"/>
          <table:table-cell table:style-name="ce59"/>
          <table:table-cell table:style-name="ce56"/>
          <table:table-cell table:style-name="ce59"/>
          <table:table-cell table:style-name="ce56"/>
          <table:table-cell table:style-name="ce59" table:number-columns-repeated="6"/>
          <table:table-cell table:style-name="ce64" table:number-columns-repeated="998"/>
        </table:table-row>
        <table:table-row table:style-name="ro15">
          <table:table-cell table:style-name="ce2"/>
          <table:table-cell table:style-name="ce9" office:value-type="float" office:value="1">
            <text:p>1</text:p>
          </table:table-cell>
          <table:table-cell table:style-name="ce17" office:value-type="string">
            <text:p>Форма авторизации</text:p>
          </table:table-cell>
          <table:table-cell table:style-name="ce9" office:value-type="string">
            <text:p>Позитивный вход на сайт с помощью E-mail</text:p>
          </table:table-cell>
          <table:table-cell table:style-name="ce23" office:value-type="string">
            <text:p>Перейти на сайт «<text:a xlink:href="http://www.vk.com/">www.vk.com</text:a>»;</text:p>
            <text:p>Ввести E-mail : «olyas.2306@gmail.com»;</text:p>
            <text:p>Ввести пароль: «123456»;</text:p>
            <text:p>Нажать кнопку "Войти";</text:p>
          </table:table-cell>
          <table:table-cell table:style-name="ce9" office:value-type="string">
            <text:p>Осуществлен переход на страницу профиля пользователя</text:p>
          </table:table-cell>
          <table:table-cell table:style-name="ce30" table:number-columns-repeated="2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16">
          <table:table-cell table:style-name="ce2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string">
            <text:p>Тест выхода с сайта</text:p>
          </table:table-cell>
          <table:table-cell table:style-name="ce23" office:value-type="string">
            <text:p>Войти на сайт любым способом;</text:p>
            <text:p>Нажать на иконку с фото пользователя в правом верхнем углу;</text:p>
            <text:p>Выбрать "выйти";</text:p>
          </table:table-cell>
          <table:table-cell table:style-name="ce9" office:value-type="string">
            <text:p>Осуществлен переход на главную страницу сайта</text:p>
          </table:table-cell>
          <table:table-cell table:style-name="ce9"/>
          <table:table-cell table:style-name="ce30"/>
          <table:table-cell table:style-name="ce39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17">
          <table:table-cell table:style-name="ce2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string">
            <text:p>Позитивный вход с помощью номера телефона</text:p>
          </table:table-cell>
          <table:table-cell table:style-name="ce23" office:value-type="string">
            <text:p>Перейти на сайт «www.vk.com»;</text:p>
            <text:p>Ввести номер телефона : «+79052551506»;</text:p>
            <text:p>Ввести пароль: «123456»;</text:p>
            <text:p>Нажать кнопку "Войти";</text:p>
          </table:table-cell>
          <table:table-cell table:style-name="ce9" office:value-type="string">
            <text:p>Осуществлен переход на страницу профиля пользователя</text:p>
          </table:table-cell>
          <table:table-cell table:style-name="ce9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18">
          <table:table-cell table:style-name="ce2"/>
          <table:table-cell table:style-name="ce10" office:value-type="float" office:value="4">
            <text:p>4</text:p>
          </table:table-cell>
          <table:table-cell table:style-name="ce18"/>
          <table:table-cell table:style-name="ce9" office:value-type="string">
            <text:p>Вход с пустыми полями</text:p>
          </table:table-cell>
          <table:table-cell table:style-name="ce23" office:value-type="string">
            <text:p>Перейти на сайт «<text:a xlink:href="http://www.vk.com/">www.vk.com</text:a>»;</text:p>
            <text:p>Поля "телефон или e-mail" и "пароль" оставить пустыми;</text:p>
            <text:p>Нажать кнопку "Войти";</text:p>
          </table:table-cell>
          <table:table-cell table:style-name="ce9" office:value-type="string">
            <text:p>Вход не осуществлен поле <text:s/>"телефон или e-mail" подсвечиваются красным</text:p>
          </table:table-cell>
          <table:table-cell table:style-name="ce31" table:number-columns-repeated="2"/>
          <table:table-cell table:style-name="ce40"/>
          <table:table-cell table:style-name="ce31"/>
          <table:table-cell table:style-name="ce49"/>
          <table:table-cell table:style-name="ce58"/>
          <table:table-cell table:style-name="ce60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5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6"/>
          <table:table-cell table:style-name="ce62"/>
          <table:table-cell table:style-name="ce61" table:content-validation-name="val5"/>
          <table:table-cell table:style-name="ce62"/>
          <table:table-cell table:style-name="ce65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2"/>
          <table:table-cell table:style-name="ce61" table:content-validation-name="val5"/>
          <table:table-cell table:style-name="ce60"/>
          <table:table-cell table:style-name="ce61" table:content-validation-name="val5"/>
          <table:table-cell table:style-name="ce60"/>
          <table:table-cell table:style-name="ce61" table:content-validation-name="val5"/>
          <table:table-cell table:style-name="ce60"/>
          <table:table-cell table:style-name="ce61" table:content-validation-name="val5"/>
          <table:table-cell table:style-name="ce60"/>
          <table:table-cell table:style-name="ce61" table:content-validation-name="val5"/>
          <table:table-cell table:style-name="ce60"/>
          <table:table-cell table:style-name="ce61" table:content-validation-name="val5"/>
          <table:table-cell table:style-name="ce60"/>
          <table:table-cell table:style-name="ce61" table:content-validation-name="val5" table:number-columns-repeated="4"/>
          <table:table-cell table:style-name="ce67" table:content-validation-name="val5"/>
          <table:table-cell table:style-name="ce61" table:content-validation-name="val5"/>
          <table:table-cell table:style-name="ce68" table:content-validation-name="val5" table:number-columns-repeated="5"/>
          <table:table-cell table:number-columns-repeated="900"/>
        </table:table-row>
        <table:table-row table:style-name="ro19">
          <table:table-cell table:style-name="ce2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string">
            <text:p>Вход с номером телефона из БД и не корректным паролем</text:p>
          </table:table-cell>
          <table:table-cell table:style-name="ce23" office:value-type="string">
            <text:p>Перейти на сайт «www.vk.com»;</text:p>
            <text:p>В поле "телефон или e-mail" ввести номер телефона из БД;</text:p>
            <text:p>В поле "пароль" ввести не существующий пароль;</text:p>
            <text:p>Нажать кнопку "Войти";</text:p>
          </table:table-cell>
          <table:table-cell table:style-name="ce9" office:value-type="string">
            <text:p>вход не осуществлен <text:s/>появилась таблица «вход в контакте» и предложение проверить правильность написания <text:s/>логина или пароля</text:p>
          </table:table-cell>
          <table:table-cell table:style-name="ce9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20">
          <table:table-cell table:style-name="ce2"/>
          <table:table-cell table:style-name="ce9" office:value-type="float" office:value="6">
            <text:p>6</text:p>
          </table:table-cell>
          <table:table-cell table:style-name="ce17"/>
          <table:table-cell table:style-name="ce9" office:value-type="string">
            <text:p>Вход с e-mail из БД и не корректным паролем</text:p>
          </table:table-cell>
          <table:table-cell table:style-name="ce23" office:value-type="string">
            <text:p>Перейти на сайт «www.vk.com»;</text:p>
            <text:p>В поле "телефон или e-mail" ввести e-mail из БД;</text:p>
            <text:p>В поле "пароль" ввести не существующий пароль;</text:p>
            <text:p>Нажать кнопку "Войти";</text:p>
          </table:table-cell>
          <table:table-cell table:style-name="ce9" office:value-type="string">
            <text:p>вход не осуществлен <text:s/>появилась таблица «вход в контакте» и предложение проверить правильность написания <text:s/>логина или пароля</text:p>
          </table:table-cell>
          <table:table-cell table:style-name="ce9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21">
          <table:table-cell table:style-name="ce2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string">
            <text:p>Вход с корректным паролем и e-mail отсутствующим в БД</text:p>
          </table:table-cell>
          <table:table-cell table:style-name="ce23" office:value-type="string">
            <text:p>Перейти на сайт «www.vk.com»;</text:p>
            <text:p>В поле "телефон или e-mail" ввести несуществующий e-mail;</text:p>
            <text:p>В поле "пароль" ввести: «123456»;</text:p>
            <text:p>Нажать кнопку "Войти";</text:p>
          </table:table-cell>
          <table:table-cell table:style-name="ce9" office:value-type="string">
            <text:p>вход не осуществлен <text:s/>появилась таблица «вход в контакте» и предложение проверить правильность написания <text:s/>логина или пароля</text:p>
          </table:table-cell>
          <table:table-cell table:style-name="ce9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22">
          <table:table-cell table:style-name="ce2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string">
            <text:p>Вход с корректным паролем и телефоном отсутствующим в БД</text:p>
          </table:table-cell>
          <table:table-cell table:style-name="ce23" office:value-type="string">
            <text:p>Перейти на сайт «www.vk.com»;</text:p>
            <text:p>В поле "телефон или e-mail" ввести несуществующий номер телефона;</text:p>
            <text:p>В поле "пароль" ввести: «123456»;</text:p>
            <text:p>Нажать кнопку "Войти";</text:p>
          </table:table-cell>
          <table:table-cell table:style-name="ce9" office:value-type="string">
            <text:p>вход не осуществлен <text:s/>появилась таблица «вход в контакте» и предложение проверить правильность написания <text:s/>логина или пароля</text:p>
          </table:table-cell>
          <table:table-cell table:style-name="ce9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23">
          <table:table-cell table:style-name="ce2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string">
            <text:p>Проверка функции "забыли пароль" с использованием номера телефона пользователя</text:p>
          </table:table-cell>
          <table:table-cell table:style-name="ce23" office:value-type="string">
            <text:p>Перейти на сайт «www.vk.com»;</text:p>
            <text:p>Ввести номер телефона : «+79052551506»;</text:p>
            <text:p>Нажать кнопку «забыли пароль»;</text:p>
          </table:table-cell>
          <table:table-cell table:style-name="ce9" office:value-type="string">
            <text:p>перенаправлены на страницу с восстановлением доступа к странице где необходимо указать номер телефона или е-mail , который используется для входа на сайт</text:p>
          </table:table-cell>
          <table:table-cell table:style-name="ce9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24">
          <table:table-cell table:style-name="ce2"/>
          <table:table-cell table:style-name="ce9" office:value-type="float" office:value="10">
            <text:p>10</text:p>
          </table:table-cell>
          <table:table-cell/>
          <table:table-cell table:style-name="ce9" office:value-type="string">
            <text:p>Проверка функции "забыли пароль" с использованием e-mail пользователя</text:p>
          </table:table-cell>
          <table:table-cell table:style-name="ce24" office:value-type="string">
            <text:p><text:span text:style-name="T1">Перейти на сайт «www.vk.com»;</text:span></text:p>
            <text:p><text:span text:style-name="T1">Ввести e-mail : «</text:span><text:span text:style-name="T1"><text:a xlink:href="mailto:olyas.2306@gmail.com">olyas.2306@gmail.com</text:a></text:span><text:span text:style-name="T1">»;</text:span></text:p>
            <text:p><text:span text:style-name="T1">Нажать кнопку «забыли пароль»;</text:span></text:p>
          </table:table-cell>
          <table:table-cell table:style-name="ce24" office:value-type="string">
            <text:p>перенаправлены на страницу с восстановлением доступа к странице где необходимо указать номер телефона или е-mail , который используется для входа на сайт</text:p>
          </table:table-cell>
          <table:table-cell table:style-name="ce9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25">
          <table:table-cell table:style-name="ce2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string">
            <text:p>Смена пароля в аккаунте с последующим выходом и проверкой авторизации</text:p>
          </table:table-cell>
          <table:table-cell table:style-name="ce23" office:value-type="string">
            <text:p>Перейти на сайт «<text:a xlink:href="http://www.vk.com/">www.vk.com</text:a>»;</text:p>
            <text:p>Войти в профиль пользователя любым способом;</text:p>
            <text:p>Нажать на иконку с фото пользователя в правом верхнем углу;</text:p>
            <text:p>Во всплывающем окне нажать «настройки»;</text:p>
            <text:p>В меню «общее» найти «пароль» : нажать «изменить»;</text:p>
            <text:p>В поле «старый пароль» ввести: «123456»;</text:p>
            <text:p>В поле «новый пароль» ввести: «AB123456»;</text:p>
            <text:p>Поле «повторить пароль» ввести: «АВ123456»;</text:p>
            <text:p>Нажать кнопку «изменить»;</text:p>
            <text:p>Нажать на иконку с фото пользователя в правом верхнем углу;</text:p>
            <text:p>Во всплывающем окне нажать «выйти»</text:p>
            <text:p>В поле «телефон или e-mail» ввести данные из базы данных;</text:p>
            <text:p>В поле «пароль» ввести: «АВ123456»;</text:p>
          </table:table-cell>
          <table:table-cell table:style-name="ce9" office:value-type="string">
            <text:p>Отображается страница профиля пользователя </text:p>
          </table:table-cell>
          <table:table-cell table:style-name="ce9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26">
          <table:table-cell table:style-name="ce2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string">
            <text:p>Добавление дополнительной информации о пользователе</text:p>
          </table:table-cell>
          <table:table-cell table:style-name="ce23" office:value-type="string">
            <text:p>Перейти на сайт «<text:a xlink:href="http://www.vk.com/">www.vk.com</text:a>»;</text:p>
            <text:p>Войти в профиль пользователя любым способом;</text:p>
            <text:p>Нажать на иконку с фото пользователя в правом верхнем углу;</text:p>
            <text:p>Во всплывающем окне нажать: «редактировать»;</text:p>
            <text:p>В окне профиля справа нажать: «интересы»;</text:p>
            <text:p>В окне «деятельность» ввести текст: «музыка»;</text:p>
            <text:p>В окне «любимая музыка»ввести текст: «джаз»;</text:p>
            <text:p>Нажать кнопку «сохранить»;</text:p>
            <text:p>В левом верхнем углу нажать «моя страница»;</text:p>
            <text:p>Внизу под никнэйм нажать «показать подробную информацию»;</text:p>
            <text:p/>
          </table:table-cell>
          <table:table-cell table:style-name="ce9" office:value-type="string">
            <text:p>в поле личная информация отображается: деятельность — музыка; любимая музыка — джаз</text:p>
          </table:table-cell>
          <table:table-cell table:style-name="ce9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27">
          <table:table-cell table:style-name="ce2"/>
          <table:table-cell table:style-name="ce9" office:value-type="float" office:value="13">
            <text:p>13</text:p>
          </table:table-cell>
          <table:table-cell table:style-name="ce19" office:value-type="string">
            <text:p>Сообщения </text:p>
          </table:table-cell>
          <table:table-cell table:style-name="ce9" office:value-type="string">
            <text:p>Позитивный ввод отправки сообщений зарегистрированным пользователем с прикреплением файлов, сохраненных на <text:s/>странице пользователя и с выбором из БД</text:p>
          </table:table-cell>
          <table:table-cell table:style-name="ce25" office:value-type="string">
            <text:p><text:span text:style-name="T2">Предусловие : на странице пользователя </text:span><text:span text:style-name="T2">должны быть сохранены <text:s/>фотографии, </text:span><text:span text:style-name="T2">аудиозаписи, видео</text:span></text:p>
            <text:p><text:span text:style-name="T3">Зайти на сайт «</text:span><text:span text:style-name="T3"><text:a xlink:href="http://www.vk.com/">www.vk.com</text:a></text:span><text:span text:style-name="T3">» любым </text:span><text:span text:style-name="T3">способом;</text:span></text:p>
            <text:p><text:span text:style-name="T3">Нажать на кнопку «сообщения»;</text:span></text:p>
            <text:p><text:span text:style-name="T4">В строке писка нажать «+ и начать </text:span><text:span text:style-name="T4">беседу»;</text:span></text:p>
            <text:p><text:span text:style-name="T4">Нажать на выбранный контакт ;</text:span></text:p>
            <text:p><text:span text:style-name="T4">Нажать кнопку «перейти к диалогу»;</text:span></text:p>
            <text:p><text:span text:style-name="T4">В поле «напишите сообщение » ввести </text:span><text:span text:style-name="T4">любой текст;</text:span></text:p>
            <text:p><text:span text:style-name="T4">Слева нажать на знак «скрепка» и во </text:span><text:span text:style-name="T4">всплывающем окне выбрать поочередно:</text:span></text:p>
            <text:p><text:span text:style-name="T4">1. фотография</text:span></text:p>
            <text:p><text:span text:style-name="T4">2. видеозапись</text:span></text:p>
            <text:p><text:span text:style-name="T4">3. аудиозапись</text:span></text:p>
            <text:p><text:span text:style-name="T4">Из появляющегося списка выбрать </text:span><text:span text:style-name="T4">нужный файл путем нажатия «v» в левом </text:span><text:span text:style-name="T4">верхнем углу;</text:span></text:p>
            <text:p><text:span text:style-name="T4">Нажать на кнопку «прикрепить»;</text:span></text:p>
            <text:p><text:span text:style-name="T4">В строке «напишите сообщение» справа </text:span><text:span text:style-name="T4">нажать на значок «фотоаппарата- </text:span><text:span text:style-name="T4">прикрепить фото или видео»;</text:span></text:p>
            <text:p><text:span text:style-name="T4">В открытом окне выбрать сохраненный </text:span><text:span text:style-name="T4">файл на компьютере;</text:span></text:p>
            <text:p><text:span text:style-name="T4">Нажать открыть; <text:s text:c="3"/></text:span></text:p>
            <text:p><text:span text:style-name="T4">Нажать на стрелку «отправить»</text:span></text:p>
            <text:p><text:span text:style-name="T4"/></text:p>
            <text:p><text:span text:style-name="T5"/></text:p>
          </table:table-cell>
          <table:table-cell table:style-name="ce9" office:value-type="string">
            <text:p>в окне история переписки отражается сообщение с прикрепленными файлами</text:p>
          </table:table-cell>
          <table:table-cell table:style-name="ce9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28">
          <table:table-cell table:style-name="ce2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string">
            <text:p>проверка удаления сообщения из истории переписки</text:p>
          </table:table-cell>
          <table:table-cell table:style-name="ce26" office:value-type="string">
            <text:p><text:span text:style-name="T4">Перейти на сайт «</text:span><text:span text:style-name="T4"><text:a xlink:href="http://www.vk.com/">www.vk.com</text:a></text:span><text:span text:style-name="T4">»;</text:span></text:p>
            <text:p><text:span text:style-name="T4">Нажать на кнопку «сообщения» ;</text:span></text:p>
            <text:p><text:span text:style-name="T4">В списке сообщений <text:s/>нажать на <text:s/>контакт </text:span><text:span text:style-name="T4">пользователя;</text:span></text:p>
            <text:p><text:span text:style-name="T4">В ленте отправленных сообщений слева, </text:span><text:span text:style-name="T4">нажать «v»;</text:span></text:p>
            <text:p><text:span text:style-name="T4">В верхнем поле станицы найти значок </text:span><text:span text:style-name="T4">«корзина» с всплывающем сообщением </text:span><text:span text:style-name="T4">«удалить»;</text:span></text:p>
            <text:p><text:span text:style-name="T4">Нажать на значок «корзина»;</text:span></text:p>
            <text:p><text:span text:style-name="T4"><text:s/></text:span><text:span text:style-name="T4">В окне «удалить сообщения» поставить </text:span><text:span text:style-name="T4">галочку «v» удалить <text:s/>для всех;</text:span></text:p>
            <text:p><text:span text:style-name="T4">Нажать кнопку «удалить»</text:span></text:p>
          </table:table-cell>
          <table:table-cell table:style-name="ce9" office:value-type="string">
            <text:p>сообщение удалено из ленты переписки</text:p>
          </table:table-cell>
          <table:table-cell table:style-name="ce9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29">
          <table:table-cell table:style-name="ce2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string">
            <text:p>Проверка функции отправки сообщения пользователю, находящемся в черном списке</text:p>
          </table:table-cell>
          <table:table-cell table:style-name="ce23" office:value-type="string">
            <text:p>п<text:span text:style-name="T2">редусловие: пользователь, которому </text:span><text:span text:style-name="T2">отправляется сообщение <text:s/>должен быть </text:span><text:span text:style-name="T2">добавлен в черный список ;</text:span></text:p>
            <text:p>Перейти <text:s/>на сайт «www.vk.com» любым способом;</text:p>
            <text:p>Нажать на иконку с фото пользователя в правом верхнем углу;</text:p>
            <text:p>Во всплывающем окне нажать «настройки»;</text:p>
            <text:p>В окне справа нажать «черный список»;</text:p>
            <text:p>В отраженном списке нажать на контакт пользователя;</text:p>
            <text:p/>
          </table:table-cell>
          <table:table-cell table:style-name="ce9" office:value-type="string">
            <text:p>отображается страница профиля контакта , находящемся в черном списке с отсутствующей кнопкой написать сообщение</text:p>
          </table:table-cell>
          <table:table-cell table:style-name="ce9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30">
          <table:table-cell table:style-name="ce2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string">
            <text:p>Проверка функции создание беседы</text:p>
          </table:table-cell>
          <table:table-cell table:style-name="ce27" office:value-type="string">
            <text:p><text:span text:style-name="T3">Зайти на сайт «</text:span><text:span text:style-name="T3"><text:a xlink:href="http://www.vk.com/">www.vk.com</text:a></text:span><text:span text:style-name="T3">» любым </text:span><text:span text:style-name="T3">способом;</text:span></text:p>
            <text:p><text:span text:style-name="T3">Нажать на кнопку «сообщения»;</text:span></text:p>
            <text:p><text:span text:style-name="T4">В строке писка нажать «+ и начать </text:span><text:span text:style-name="T4">беседу»;</text:span></text:p>
            <text:p><text:span text:style-name="T4">Нажать поочередно на несколько </text:span><text:span text:style-name="T4">контактов ;</text:span></text:p>
            <text:p><text:span text:style-name="T4">Нажать кнопку «создать беседу»;</text:span></text:p>
            <text:p><text:span text:style-name="T4">В поле «напишите сообщение » ввести </text:span><text:span text:style-name="T4">любой текст;</text:span></text:p>
            <text:p><text:span text:style-name="T4">Нажать на стрелку «отправить»;</text:span></text:p>
          </table:table-cell>
          <table:table-cell table:style-name="ce9" office:value-type="string">
            <text:p>сообщение отразилось <text:s/>в ленте сообщений</text:p>
          </table:table-cell>
          <table:table-cell table:style-name="ce9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31">
          <table:table-cell table:style-name="ce2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string">
            <text:p>проверка управления беседой администратором и ограничения прав участников беседы</text:p>
          </table:table-cell>
          <table:table-cell table:style-name="ce27" office:value-type="string">
            <text:p><text:span text:style-name="T3">Зайти на сайт «</text:span><text:span text:style-name="T3"><text:a xlink:href="http://www.vk.com/">www.vk.com</text:a></text:span><text:span text:style-name="T3">» любым </text:span><text:span text:style-name="T3">способом;</text:span></text:p>
            <text:p><text:span text:style-name="T3">Нажать на кнопку «сообщения»;</text:span></text:p>
            <text:p><text:span text:style-name="T4">Нажать на созданную беседу;</text:span></text:p>
            <text:p><text:span text:style-name="T4">В верхнем поле нажать на участников </text:span><text:span text:style-name="T4">беседы;</text:span></text:p>
            <text:p><text:span text:style-name="T4">В окне информации нажать </text:span><text:span text:style-name="T4">«управление»;</text:span></text:p>
            <text:p><text:span text:style-name="T4">Нажать поочередно в окнах:</text:span></text:p>
            <text:p><text:span text:style-name="T4">1. могут приглашать участников в беседу;</text:span></text:p>
            <text:p><text:span text:style-name="T4">2. могут редактировать информацию </text:span><text:span text:style-name="T4">беседы;</text:span></text:p>
            <text:p><text:span text:style-name="T4">3. могут менять закрепленное сообщение</text:span></text:p>
            <text:p><text:span text:style-name="T4">Нажать «только администраторы»;</text:span></text:p>
            <text:p><text:span text:style-name="T4">Нажать «сохранить»;</text:span></text:p>
            <text:p><text:span text:style-name="T4">Нажать на кнопку «управление»</text:span></text:p>
          </table:table-cell>
          <table:table-cell table:style-name="ce9" office:value-type="string">
            <text:p>в окне «управление» <text:s/>в полях:</text:p>
            <text:p><text:span text:style-name="T4">1. могут приглашать участников в беседу</text:span></text:p>
            <text:p><text:span text:style-name="T4">2. могут редактировать информацию </text:span><text:span text:style-name="T4">беседы</text:span></text:p>
            <text:p><text:span text:style-name="T4">3. могут менять закрепленное сообщение</text:span></text:p>
            <text:p><text:span text:style-name="T4">Ограничено только правами <text:s/></text:span><text:span text:style-name="T4">администратора</text:span></text:p>
          </table:table-cell>
          <table:table-cell table:style-name="ce9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32">
          <table:table-cell table:style-name="ce2"/>
          <table:table-cell table:style-name="ce9" office:value-type="float" office:value="18">
            <text:p>18</text:p>
          </table:table-cell>
          <table:table-cell table:style-name="ce9"/>
          <table:table-cell table:style-name="ce21" office:value-type="string">
            <text:p>проверка назначения нового администратора с выходом из беседы действующего администратора и дальнейшим управлением беседой</text:p>
          </table:table-cell>
          <table:table-cell table:style-name="ce27" office:value-type="string">
            <text:p><text:span text:style-name="T3">Зайти на сайт «</text:span><text:span text:style-name="T3"><text:a xlink:href="http://www.vk.com/">www.vk.com</text:a></text:span><text:span text:style-name="T3">» любым </text:span><text:span text:style-name="T3">способом;</text:span></text:p>
            <text:p><text:span text:style-name="T3">Нажать на кнопку «сообщения»;</text:span></text:p>
            <text:p><text:span text:style-name="T4">Нажать на беседу;</text:span></text:p>
            <text:p><text:span text:style-name="T4">В верхнем поле нажать на участников </text:span><text:span text:style-name="T4">беседы;</text:span></text:p>
            <text:p><text:span text:style-name="T4">В окне информации нажать </text:span><text:span text:style-name="T4">«управление»;</text:span></text:p>
            <text:p><text:span text:style-name="T4">Из списка участников нажать на </text:span><text:span text:style-name="T4">участника беседы;</text:span></text:p>
            <text:p><text:span text:style-name="T4">Нажать «назначить администратора»;</text:span></text:p>
            <text:p><text:span text:style-name="T4">Нажать на кнопку «выйти из беседы»;</text:span></text:p>
            <text:p><text:span text:style-name="T4">Подтвердить <text:s/>в окне «выйти из беседы»;</text:span></text:p>
            <text:p><text:span text:style-name="T4">Зайти в сообщения;</text:span></text:p>
            <text:p><text:span text:style-name="T4">Нажать беседу;</text:span></text:p>
            <text:p><text:span text:style-name="T4">В верхнем поле нажать на участников </text:span><text:span text:style-name="T4">беседы;</text:span></text:p>
          </table:table-cell>
          <table:table-cell table:style-name="ce9" office:value-type="string">
            <text:p>окно управления беседой не отображается</text:p>
          </table:table-cell>
          <table:table-cell table:style-name="ce9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33">
          <table:table-cell table:style-name="ce2"/>
          <table:table-cell table:style-name="ce9" office:value-type="float" office:value="19">
            <text:p>19</text:p>
          </table:table-cell>
          <table:table-cell table:style-name="ce9"/>
          <table:table-cell table:style-name="ce21" office:value-type="string">
            <text:p>проверка функции сортировки сообщений по важности </text:p>
          </table:table-cell>
          <table:table-cell table:style-name="ce28" office:value-type="string">
            <text:p><text:span text:style-name="T3">Зайти на сайт «</text:span><text:span text:style-name="T3"><text:a xlink:href="http://www.vk.com/">www.vk.com</text:a></text:span><text:span text:style-name="T3">» любым </text:span><text:span text:style-name="T3">способом;</text:span></text:p>
            <text:p><text:span text:style-name="T3">Нажать на кнопку «сообщения»;</text:span></text:p>
            <text:p><text:span text:style-name="T3">Поочередно зайти в сообщения <text:s/>с </text:span><text:span text:style-name="T3">разными контактами и нажать </text:span><text:span text:style-name="T3">«звездочку «*» в правом углу сообщения;</text:span></text:p>
            <text:p><text:span text:style-name="T3">Нажать кнопку «сообщения» слева в </text:span><text:span text:style-name="T3">профиле пользователя;</text:span></text:p>
            <text:p><text:span text:style-name="T3">В окне справа страницы найти и нажать </text:span><text:span text:style-name="T3">кнопку <text:s/>«важные»</text:span></text:p>
          </table:table-cell>
          <table:table-cell table:style-name="ce9" office:value-type="string">
            <text:p>Отображается окно с помеченными * сообщениями <text:s/>как важные</text:p>
          </table:table-cell>
          <table:table-cell table:style-name="ce9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34">
          <table:table-cell table:style-name="ce2"/>
          <table:table-cell table:style-name="ce9" office:value-type="float" office:value="20">
            <text:p>20</text:p>
          </table:table-cell>
          <table:table-cell table:style-name="ce9"/>
          <table:table-cell table:style-name="ce9" office:value-type="string">
            <text:p>проверка поиска сообщения по заданному тексту</text:p>
          </table:table-cell>
          <table:table-cell table:style-name="ce23" office:value-type="string">
            <text:p>предусловие: у пользователя должны быть сообщения с другими пользователями</text:p>
            <text:p>Зайти на сайт «<text:a xlink:href="http://www.vk.com/">www.vk.com</text:a>»;</text:p>
            <text:p>Нажать на кнопку «сообщения»;</text:p>
            <text:p>В строке поиск ввести «привет»;</text:p>
            <text:p>Нажать на кнопку «искать в личных сообщениях»</text:p>
          </table:table-cell>
          <table:table-cell table:style-name="ce9" office:value-type="string">
            <text:p>отображается страница с сообщениями <text:s/>с пользователями со словом привет</text:p>
          </table:table-cell>
          <table:table-cell table:style-name="ce9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35">
          <table:table-cell table:style-name="ce2"/>
          <table:table-cell table:style-name="ce9" office:value-type="float" office:value="21">
            <text:p>21</text:p>
          </table:table-cell>
          <table:table-cell table:style-name="ce9"/>
          <table:table-cell table:style-name="ce9" office:value-type="string">
            <text:p>проверка приглашения в беседу пользователя,отсутствующего в списке друзей </text:p>
          </table:table-cell>
          <table:table-cell table:style-name="ce23" office:value-type="string">
            <text:p>перейти на сайт «<text:a xlink:href="http://www.vk.com/">www.vk.com</text:a>»;</text:p>
            <text:p>Нажать «сообщения»;</text:p>
            <text:p>Нажать на беседу;</text:p>
            <text:p><text:span text:style-name="T4">В верхнем поле нажать на участников </text:span><text:span text:style-name="T4">беседы;</text:span></text:p>
            <text:p><text:span text:style-name="T4">В окне информации нажать «на ссылку на </text:span><text:span text:style-name="T4">беседу»;</text:span></text:p>
            <text:p>В открывшемся окне «»ссылка на беседу нажать «скопировать»;</text:p>
            <text:p>Перейти на главную страницу профиля;</text:p>
            <text:p>Нажать кнопку «друзья»;</text:p>
            <text:p>В <text:s/>открывшемся поле нажать кнопку «найти друзей»;</text:p>
            <text:p>Выбрать контакт с профилем открытого доступа к написанию сообщений под аватаркой;</text:p>
            <text:p>Нажать на кнопку «написать сообщение»;</text:p>
            <text:p>В окне «новое сообщение » вставить (ctrl +v) ссылку скопированного приглашения в беседу;</text:p>
            <text:p>Нажать кнопку «отправить»;</text:p>
            <text:p>Перейти на главную страницу;</text:p>
            <text:p>Нажать сообщения;</text:p>
            <text:p/>
          </table:table-cell>
          <table:table-cell table:style-name="ce9" office:value-type="string">
            <text:p>отображается окно с сообщением пользователю, <text:s/>отсутствующего <text:s/>в списке контактов </text:p>
          </table:table-cell>
          <table:table-cell table:style-name="ce9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9" office:value-type="float" office:value="22">
            <text:p>22</text:p>
          </table:table-cell>
          <table:table-cell table:style-name="ce9" table:number-columns-repeated="2"/>
          <table:table-cell table:style-name="ce23"/>
          <table:table-cell table:style-name="ce9" table:number-columns-repeated="2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9" office:value-type="float" office:value="23">
            <text:p>23</text:p>
          </table:table-cell>
          <table:table-cell table:style-name="ce9" table:number-columns-repeated="2"/>
          <table:table-cell table:style-name="ce23"/>
          <table:table-cell table:style-name="ce9" table:number-columns-repeated="2"/>
          <table:table-cell table:style-name="ce30"/>
          <table:table-cell table:style-name="ce39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9" office:value-type="float" office:value="24">
            <text:p>24</text:p>
          </table:table-cell>
          <table:table-cell table:style-name="ce9" table:number-columns-repeated="2"/>
          <table:table-cell table:style-name="ce23"/>
          <table:table-cell table:style-name="ce9" table:number-columns-repeated="2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9" office:value-type="float" office:value="25">
            <text:p>25</text:p>
          </table:table-cell>
          <table:table-cell table:style-name="ce9" table:number-columns-repeated="2"/>
          <table:table-cell table:style-name="ce23"/>
          <table:table-cell table:style-name="ce9" table:number-columns-repeated="2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9" office:value-type="float" office:value="26">
            <text:p>26</text:p>
          </table:table-cell>
          <table:table-cell table:style-name="ce9" table:number-columns-repeated="2"/>
          <table:table-cell table:style-name="ce23"/>
          <table:table-cell table:style-name="ce9" table:number-columns-repeated="2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9" office:value-type="float" office:value="27">
            <text:p>27</text:p>
          </table:table-cell>
          <table:table-cell table:style-name="ce9" table:number-columns-repeated="2"/>
          <table:table-cell table:style-name="ce23"/>
          <table:table-cell table:style-name="ce9" table:number-columns-repeated="2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9" office:value-type="float" office:value="28">
            <text:p>28</text:p>
          </table:table-cell>
          <table:table-cell table:style-name="ce9" table:number-columns-repeated="2"/>
          <table:table-cell table:style-name="ce23"/>
          <table:table-cell table:style-name="ce9" table:number-columns-repeated="2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9" office:value-type="float" office:value="29">
            <text:p>29</text:p>
          </table:table-cell>
          <table:table-cell table:style-name="ce9" table:number-columns-repeated="2"/>
          <table:table-cell table:style-name="ce23"/>
          <table:table-cell table:style-name="ce9" table:number-columns-repeated="2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9" office:value-type="float" office:value="30">
            <text:p>30</text:p>
          </table:table-cell>
          <table:table-cell table:style-name="ce9" table:number-columns-repeated="2"/>
          <table:table-cell table:style-name="ce23"/>
          <table:table-cell table:style-name="ce9" table:number-columns-repeated="2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9" office:value-type="float" office:value="31">
            <text:p>31</text:p>
          </table:table-cell>
          <table:table-cell table:style-name="ce9" table:number-columns-repeated="5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9" office:value-type="float" office:value="32">
            <text:p>32</text:p>
          </table:table-cell>
          <table:table-cell table:style-name="ce9" table:number-columns-repeated="5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9" office:value-type="float" office:value="33">
            <text:p>33</text:p>
          </table:table-cell>
          <table:table-cell table:style-name="ce9" table:number-columns-repeated="5"/>
          <table:table-cell table:style-name="ce30"/>
          <table:table-cell table:style-name="ce38"/>
          <table:table-cell table:style-name="ce30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9" office:value-type="float" office:value="34">
            <text:p>34</text:p>
          </table:table-cell>
          <table:table-cell table:style-name="ce9"/>
          <table:table-cell table:style-name="ce11"/>
          <table:table-cell table:style-name="ce9" table:number-columns-repeated="3"/>
          <table:table-cell table:style-name="ce30" table:number-columns-repeated="3"/>
          <table:table-cell table:style-name="ce49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11" office:value-type="float" office:value="35">
            <text:p>35</text:p>
          </table:table-cell>
          <table:table-cell table:style-name="ce11"/>
          <table:table-cell table:style-name="ce12" office:value-type="string">
            <text:p>Total Automation Test</text:p>
          </table:table-cell>
          <table:table-cell table:style-name="ce11" table:number-columns-repeated="3"/>
          <table:table-cell table:style-name="ce35"/>
          <table:table-cell table:style-name="ce11"/>
          <table:table-cell table:style-name="ce35"/>
          <table:table-cell table:style-name="ce50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57" table:content-validation-name="val4"/>
          <table:table-cell table:style-name="ce46"/>
          <table:table-cell table:style-name="ce13" table:number-columns-repeated="5"/>
          <table:table-cell table:number-columns-repeated="998"/>
        </table:table-row>
        <table:table-row table:style-name="ro2">
          <table:table-cell table:style-name="ce4"/>
          <table:table-cell table:style-name="ce12" table:number-columns-repeated="2"/>
          <table:table-cell table:style-name="ce12" office:value-type="string">
            <text:p>Общее количество тестов</text:p>
          </table:table-cell>
          <table:table-cell table:style-name="ce12" table:formula="of:=COUNT([.I18:.I52])" office:value-type="float" office:value="0">
            <text:p>0</text:p>
          </table:table-cell>
          <table:table-cell table:style-name="ce12" table:number-columns-repeated="16"/>
          <table:table-cell table:style-name="ce63" table:number-columns-repeated="2"/>
          <table:table-cell table:style-name="ce13" table:number-columns-repeated="3"/>
          <table:table-cell table:number-columns-repeated="998"/>
        </table:table-row>
        <table:table-row table:style-name="ro2">
          <table:table-cell table:style-name="ce4"/>
          <table:table-cell table:style-name="ce12" table:number-columns-repeated="2"/>
          <table:table-cell table:style-name="ce12" office:value-type="string">
            <text:p>Post-release tests</text:p>
          </table:table-cell>
          <table:table-cell table:style-name="ce12" table:formula="of:=COUNTA([.D18:.D51])" office:value-type="float" office:value="21">
            <text:p>21</text:p>
          </table:table-cell>
          <table:table-cell table:style-name="ce12" table:number-columns-repeated="16"/>
          <table:table-cell table:style-name="ce63" table:number-columns-repeated="2"/>
          <table:table-cell table:style-name="ce13" table:number-columns-repeated="3"/>
          <table:table-cell table:number-columns-repeated="998"/>
        </table:table-row>
        <table:table-row table:style-name="ro2">
          <table:table-cell table:style-name="ce4"/>
          <table:table-cell table:style-name="ce12" table:number-columns-repeated="2"/>
          <table:table-cell table:style-name="ce13"/>
          <table:table-cell table:style-name="ce12" table:formula="of:=COUNT([.J18:.J52])" office:value-type="float" office:value="0">
            <text:p>0</text:p>
          </table:table-cell>
          <table:table-cell table:style-name="ce12" table:number-columns-repeated="16"/>
          <table:table-cell table:style-name="ce63" table:number-columns-repeated="2"/>
          <table:table-cell table:style-name="ce13" table:number-columns-repeated="3"/>
          <table:table-cell table:number-columns-repeated="998"/>
        </table:table-row>
        <table:table-row table:style-name="ro1">
          <table:table-cell/>
          <table:table-cell table:style-name="ce13" table:number-columns-repeated="25"/>
          <table:table-cell table:number-columns-repeated="998"/>
        </table:table-row>
        <table:table-row table:style-name="ro36">
          <table:table-cell/>
          <table:table-cell table:style-name="ce13" table:number-columns-repeated="25"/>
          <table:table-cell table:number-columns-repeated="998"/>
        </table:table-row>
        <table:table-row table:style-name="ro36">
          <table:table-cell table:style-name="ce5"/>
          <table:table-cell table:style-name="ce13" table:number-columns-repeated="25"/>
          <table:table-cell table:number-columns-repeated="998"/>
        </table:table-row>
        <table:table-row table:style-name="ro1" table:number-rows-repeated="8">
          <table:table-cell table:style-name="ce5"/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5"/>
          <table:table-cell table:style-name="ce13" table:number-columns-repeated="2"/>
          <table:table-cell/>
          <table:table-cell table:style-name="ce13" table:number-columns-repeated="22"/>
          <table:table-cell table:number-columns-repeated="998"/>
        </table:table-row>
        <table:table-row table:style-name="ro1" table:number-rows-repeated="2">
          <table:table-cell table:style-name="ce5"/>
          <table:table-cell table:number-columns-repeated="19"/>
          <table:table-cell table:style-name="ce13" table:number-columns-repeated="6"/>
          <table:table-cell table:number-columns-repeated="998"/>
        </table:table-row>
        <table:table-row table:style-name="ro1" table:number-rows-repeated="2">
          <table:table-cell table:number-columns-repeated="25"/>
          <table:table-cell table:style-name="ce13"/>
          <table:table-cell table:number-columns-repeated="998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range table:name="Result" table:base-cell-address="$Sheet1.$A$1" table:cell-range-address="$Sheet1.$B$2: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 (Основной текст)" svg:font-family="'Calibri (Основной текст)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8">18.12.2019</text:date>, <text:time>15:36:5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date>2019-12-18T15:36:51.72</dc:date>
    <meta:editing-duration>PT8H17M20S</meta:editing-duration>
    <meta:editing-cycles>14</meta:editing-cycles>
    <meta:document-statistic meta:table-count="2" meta:cell-count="170" meta:object-count="0"/>
  </office:meta>
</office:document-meta>
</file>